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2819in" svg:height="6.2535in" svg:x="5.9185in" svg:y="1.0039in">
            <draw:object draw:notify-on-update-of-ranges="Sheet1.B1:Sheet1.B1 Sheet1.B2:Sheet1.B7 Sheet1.C1:Sheet1.C1 Sheet1.C2:Sheet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Minkowski Distanc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571" calcext:value-type="float">
            <text:p>0.757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.095" calcext:value-type="float">
            <text:p>11.09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.39" calcext:value-type="float">
            <text:p>27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2T18:10:45.419428693</meta:creation-date>
    <dc:date>2015-12-12T18:20:02.938892877</dc:date>
    <meta:editing-duration>P0D</meta:editing-duration>
    <meta:editing-cycles>1</meta:editing-cycles>
    <meta:document-statistic meta:table-count="1" meta:cell-count="1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3.1221542358398pt" fo:font-weight="bold" style:font-size-asian="7.2900857925415pt" style:font-size-complex="7.2900857925415pt"/>
    </style:style>
    <style:style style:name="ch4" style:family="chart">
      <style:chart-properties chart:auto-position="true" chart:scale-text="true" style:rotation-angle="0"/>
      <style:text-properties fo:font-family="'Courier 10 Pitch'" style:font-style-name="Bold" style:font-pitch="fixed" fo:font-size="16.0381889343262pt" fo:font-weight="bold" style:font-size-asian="6.56107711791992pt" style:font-size-complex="6.56107711791992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4.580171585083pt" fo:font-weight="bold" style:font-size-asian="7.2900857925415pt" style:font-size-complex="7.2900857925415pt"/>
    </style:style>
    <style:style style:name="ch6" style:family="chart">
      <style:chart-properties chart:auto-position="true" chart:scale-text="true" style:rotation-angle="90"/>
      <style:text-properties fo:font-family="'Courier 10 Pitch'" style:font-style-name="Bold" style:font-pitch="fixed" fo:font-size="16.0381889343262pt" fo:font-weight="bold" style:font-size-asian="6.56107711791992pt" style:font-size-complex="6.56107711791992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true"/>
      <style:graphic-properties draw:fill="hatch" draw:fill-color="#004586" draw:fill-hatch-name="Black_20_45_20_Degrees" dr3d:edge-rounding="5%"/>
      <style:text-properties fo:font-size="7.2900857925415pt" style:font-size-asian="7.2900857925415pt" style:font-size-complex="7.2900857925415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5.885cm" xlink:href=".." xlink:type="simple" chart:class="chart:bar" chart:style-name="ch1">
        <chart:plot-area chart:style-name="ch2" table:cell-range-address="Sheet1.B1:Sheet1.C7" chart:data-source-has-labels="both" svg:x="1.899cm" svg:y="0.317cm" svg:width="18.718cm" svg:height="13.802cm">
          <chartooo:coordinate-region svg:x="2.732cm" svg:y="0.622cm" svg:width="17.885cm" svg:height="12.718cm"/>
          <chart:axis chart:dimension="x" chart:name="primary-x" chart:style-name="ch3" chartooo:axis-type="auto">
            <chartooo:date-scale/>
            <chart:title svg:x="9.092cm" svg:y="14.436cm" chart:style-name="ch4">
              <text:p>Layer Number</text:p>
            </chart:title>
            <chart:categories table:cell-range-address="Sheet1.B2:Sheet1.B7"/>
          </chart:axis>
          <chart:axis chart:dimension="y" chart:name="primary-y" chart:style-name="ch5">
            <chart:title svg:x="0.451cm" svg:y="10.416cm" chart:style-name="ch6">
              <text:p>Minkowski Distance</text:p>
            </chart:title>
            <chart:grid chart:style-name="ch7" chart:class="major"/>
          </chart:axis>
          <chart:series chart:style-name="ch8" chart:values-cell-range-address="Sheet1.C2:Sheet1.C7" chart:label-cell-address="Sheet1.C1:Sheet1.C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kowski Distanc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2:Sheet1.B7</svg:desc>
                </draw:g>
              </table:table-cell>
              <table:table-cell office:value-type="float" office:value="10.29">
                <text:p>10.29</text:p>
                <draw:g>
                  <svg:desc>Sheet1.C2:Sheet1.C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571">
                <text:p>0.757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.095">
                <text:p>11.09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7.39">
                <text:p>27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